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Muli" svg:font-family="Mul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uli1" svg:font-family="Muli" style:font-family-generic="system" style:font-pitch="variable"/>
    <style:font-face style:name="Noto Sans CJK SC" svg:font-family="'Noto Sans CJK SC'"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00%"/>
    </style:style>
    <style:style style:name="P3" style:family="paragraph" style:parent-style-name="Standard">
      <style:paragraph-properties fo:line-height="100%"/>
      <style:text-properties fo:color="#ff6400" style:font-name="Muli" fo:font-size="12pt" fo:font-weight="bold" style:font-name-asian="Muli1" style:font-size-asian="12pt" style:font-weight-asian="bold" style:font-name-complex="Muli1" style:font-size-complex="12pt"/>
    </style:style>
    <style:style style:name="P4" style:family="paragraph" style:parent-style-name="Standard">
      <style:paragraph-properties fo:line-height="100%"/>
      <style:text-properties style:font-name="Muli" fo:font-size="12pt" style:font-name-asian="Muli1" style:font-size-asian="12pt" style:font-name-complex="Muli1" style:font-size-complex="12pt"/>
    </style:style>
    <style:style style:name="P5" style:family="paragraph" style:parent-style-name="Standard">
      <style:paragraph-properties fo:line-height="100%"/>
      <style:text-properties officeooo:rsid="0005245f" officeooo:paragraph-rsid="0005245f"/>
    </style:style>
    <style:style style:name="P6" style:family="paragraph" style:parent-style-name="Standard">
      <style:paragraph-properties fo:margin-left="0cm" fo:margin-right="0cm" fo:line-height="100%" fo:text-indent="0cm" style:auto-text-indent="false"/>
    </style:style>
    <style:style style:name="P7" style:family="paragraph" style:parent-style-name="Standard">
      <style:paragraph-properties fo:margin-left="0cm" fo:margin-right="0cm" fo:line-height="100%" fo:text-indent="0cm" style:auto-text-indent="false"/>
      <style:text-properties officeooo:paragraph-rsid="00037bf3"/>
    </style:style>
    <style:style style:name="P8" style:family="paragraph" style:parent-style-name="Standard">
      <style:paragraph-properties fo:margin-left="0cm" fo:margin-right="0cm" fo:line-height="100%" fo:text-indent="0cm" style:auto-text-indent="false"/>
      <style:text-properties style:font-name="Muli" fo:font-size="12pt" style:font-name-asian="Muli1" style:font-size-asian="12pt" style:font-name-complex="Muli1" style:font-size-complex="12pt"/>
    </style:style>
    <style:style style:name="P9" style:family="paragraph" style:parent-style-name="Standard">
      <style:paragraph-properties fo:margin-left="0cm" fo:margin-right="0cm" fo:line-height="100%" fo:text-indent="0cm" style:auto-text-indent="false"/>
      <style:text-properties style:font-name="Muli" fo:font-size="12pt" fo:font-weight="bold" style:font-name-asian="Muli1" style:font-size-asian="12pt" style:font-weight-asian="bold" style:font-name-complex="Muli1" style:font-size-complex="12pt"/>
    </style:style>
    <style:style style:name="P10" style:family="paragraph" style:parent-style-name="Standard">
      <style:paragraph-properties fo:margin-left="0cm" fo:margin-right="0cm" fo:line-height="100%" fo:text-indent="0cm" style:auto-text-indent="false"/>
      <style:text-properties style:font-name="Muli" fo:font-size="18pt" style:font-name-asian="Muli1" style:font-size-asian="15.75pt" style:font-name-complex="Muli1" style:font-size-complex="18pt"/>
    </style:style>
    <style:style style:name="P11" style:family="paragraph" style:parent-style-name="Standard">
      <style:paragraph-properties fo:margin-left="0cm" fo:margin-right="0cm" fo:line-height="100%" fo:text-indent="0cm" style:auto-text-indent="false"/>
      <style:text-properties officeooo:rsid="00037bf3" officeooo:paragraph-rsid="00037bf3"/>
    </style:style>
    <style:style style:name="P12" style:family="paragraph" style:parent-style-name="Standard">
      <style:paragraph-properties fo:margin-left="0cm" fo:margin-right="0cm" fo:line-height="100%" fo:text-indent="0cm" style:auto-text-indent="false"/>
      <style:text-properties officeooo:rsid="0005245f" officeooo:paragraph-rsid="0005245f"/>
    </style:style>
    <style:style style:name="P13" style:family="paragraph" style:parent-style-name="Standard" style:list-style-name="WWNum2">
      <style:paragraph-properties fo:margin-left="1.27cm" fo:margin-right="0cm" fo:line-height="100%" fo:text-indent="-0.635cm" style:auto-text-indent="false"/>
    </style:style>
    <style:style style:name="P14" style:family="paragraph" style:parent-style-name="Standard" style:list-style-name="WWNum1">
      <style:paragraph-properties fo:margin-left="1.27cm" fo:margin-right="0cm" fo:line-height="100%" fo:text-indent="-0.635cm" style:auto-text-indent="false"/>
    </style:style>
    <style:style style:name="P15" style:family="paragraph" style:parent-style-name="Standard" style:master-page-name="Standard">
      <style:paragraph-properties fo:text-align="center" style:justify-single-word="false" style:page-number="1"/>
    </style:style>
    <style:style style:name="T1" style:family="text">
      <style:text-properties style:font-name="Trebuchet MS" fo:font-size="14pt" fo:font-weight="bold" style:font-name-asian="Trebuchet MS1" style:font-size-asian="14pt" style:font-weight-asian="bold" style:font-name-complex="Trebuchet MS1" style:font-size-complex="14pt"/>
    </style:style>
    <style:style style:name="T2" style:family="text">
      <style:text-properties fo:color="#ff6400" style:font-name="Muli" fo:font-size="12pt" fo:font-weight="bold" style:font-name-asian="Muli1" style:font-size-asian="12pt" style:font-weight-asian="bold" style:font-name-complex="Muli1" style:font-size-complex="12pt"/>
    </style:style>
    <style:style style:name="T3" style:family="text">
      <style:text-properties style:font-name="Muli" fo:font-size="12pt" style:font-name-asian="Muli1" style:font-size-asian="12pt" style:font-name-complex="Muli1" style:font-size-complex="12pt"/>
    </style:style>
    <style:style style:name="T4" style:family="text">
      <style:text-properties style:font-name="Muli" fo:font-size="12pt" officeooo:rsid="00037bf3" style:font-name-asian="Muli1" style:font-size-asian="12pt" style:font-name-complex="Muli1" style:font-size-complex="12pt"/>
    </style:style>
    <style:style style:name="T5" style:family="text">
      <style:text-properties style:font-name="Muli" fo:font-size="12pt" style:text-underline-style="solid" style:text-underline-width="auto" style:text-underline-color="font-color" style:font-name-asian="Muli1" style:font-size-asian="12pt" style:font-name-complex="Muli1" style:font-size-complex="12pt"/>
    </style:style>
    <style:style style:name="T6" style:family="text">
      <style:text-properties style:font-name="Muli" fo:font-size="12pt" style:text-underline-style="solid" style:text-underline-width="auto" style:text-underline-color="font-color" officeooo:rsid="00037bf3" style:font-name-asian="Muli1" style:font-size-asian="12pt" style:font-name-complex="Muli1" style:font-size-complex="12pt"/>
    </style:style>
    <style:style style:name="T7" style:family="text">
      <style:text-properties style:font-name="Muli" fo:font-size="12pt" style:text-underline-style="solid" style:text-underline-width="auto" style:text-underline-color="font-color" officeooo:rsid="0005245f" style:font-name-asian="Muli1" style:font-size-asian="12pt" style:font-name-complex="Muli1" style:font-size-complex="12pt"/>
    </style:style>
    <style:style style:name="T8" style:family="text">
      <style:text-properties style:font-name="Muli" fo:font-size="12pt" style:text-underline-style="solid" style:text-underline-width="auto" style:text-underline-color="font-color" officeooo:rsid="0006d7dd" style:font-name-asian="Muli1" style:font-size-asian="12pt" style:font-name-complex="Muli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Let's Get Started Coder!!</text:span></text:p>
      <text:p text:style-name="P1"><text:span text:style-name="T1">Fill the following Document</text:span></text:p>
      <text:p text:style-name="P2"><text:span text:style-name="T2">__________________________________________________________________________</text:span></text:p>
      <text:p text:style-name="P3"/>
      <text:p text:style-name="P6"><text:span text:style-name="T3">1. Which one of the following is an Imperative Language??</text:span></text:p>
      <text:p text:style-name="P4"/>
      <text:list xml:id="list2893549986" text:style-name="WWNum2">
        <text:list-item>
          <text:p text:style-name="P13"><text:span text:style-name="T3">HTML</text:span></text:p>
        </text:list-item>
        <text:list-item>
          <text:p text:style-name="P13"><text:span text:style-name="T3">CSS</text:span></text:p>
        </text:list-item>
        <text:list-item>
          <text:p text:style-name="P13"><text:span text:style-name="T3">Java Script</text:span></text:p>
        </text:list-item>
      </text:list>
      <text:p text:style-name="P4"/>
      <text:p text:style-name="P2"><text:span text:style-name="T5">Answer: </text:span><text:span text:style-name="T6">JavaScript</text:span></text:p>
      <text:p text:style-name="P4"/>
      <text:p text:style-name="P4"/>
      <text:p text:style-name="P2"><text:span text:style-name="T3">2. Which one of the following is a Declarative Language??</text:span></text:p>
      <text:p text:style-name="P4"/>
      <text:list xml:id="list3360154999" text:style-name="WWNum1">
        <text:list-item>
          <text:p text:style-name="P14"><text:span text:style-name="T3">HTML</text:span></text:p>
        </text:list-item>
        <text:list-item>
          <text:p text:style-name="P14"><text:span text:style-name="T3">CSS</text:span></text:p>
        </text:list-item>
        <text:list-item>
          <text:p text:style-name="P14"><text:span text:style-name="T3">Java Script</text:span></text:p>
        </text:list-item>
      </text:list>
      <text:p text:style-name="P8"/>
      <text:p text:style-name="P6"><text:span text:style-name="T5">Answer: </text:span><text:span text:style-name="T6">HTML</text:span></text:p>
      <text:p text:style-name="P8"/>
      <text:p text:style-name="P8"/>
      <text:p text:style-name="P6"><text:span text:style-name="T3">3. Name two uses of a DIV tag??</text:span></text:p>
      <text:p text:style-name="P8"/>
      <text:p text:style-name="P6"><text:span text:style-name="T5">Answer:</text:span></text:p>
      <text:p text:style-name="P11"><text:span text:style-name="T5">1. To divide the code into spereate parts for efficient styling.</text:span></text:p>
      <text:p text:style-name="P11"><text:span text:style-name="T5">2. Once the code is divided into seperate parts then we can use the concept of classes of decorate the tags within the div tag without repeatition which saves a lot of times.</text:span></text:p>
      <text:p text:style-name="P10"/>
      <text:p text:style-name="P8"/>
      <text:p text:style-name="P8"/>
      <text:p text:style-name="P8"/>
      <text:p text:style-name="P8"/>
      <text:p text:style-name="P8"/>
      <text:p text:style-name="P8"/>
      <text:p text:style-name="P7"><text:span text:style-name="T4">­</text:span><text:span text:style-name="T3">4. What is the difference between relative positioning and absolute positioning in HTML?</text:span></text:p>
      <text:p text:style-name="P8"/>
      <text:p text:style-name="P6"><text:span text:style-name="T5">Answer: <text:s/></text:span><text:span text:style-name="T8">For relative positioning we compare the position of an element with another element. Whereas, in absolute poitioning the whole complete path starting from the root directory to the end is included. </text:span></text:p>
      <text:p text:style-name="P9"/>
      <text:p text:style-name="P9"/>
      <text:p text:style-name="P9"/>
      <text:p text:style-name="P9"><text:soft-page-break/></text:p>
      <text:p text:style-name="P6"><text:span text:style-name="T3">5. What is the use of opacity in CSS??</text:span></text:p>
      <text:p text:style-name="P4"/>
      <text:p text:style-name="P2"><text:span text:style-name="T5">Answer: </text:span><text:span text:style-name="T7">The term opacity is related to transparency of components. It can be used to increase or decrease the transparency.</text:span></text:p>
      <text:p text:style-name="P8"/>
      <text:p text:style-name="P8"/>
      <text:p text:style-name="P8"/>
      <text:p text:style-name="P8"/>
      <text:p text:style-name="P8"/>
      <text:p text:style-name="P6"><text:span text:style-name="T3">6. Which is the programming language used in the React Native Framework??</text:span></text:p>
      <text:p text:style-name="P8"/>
      <text:p text:style-name="P2"><text:span text:style-name="T5">Answer: </text:span><text:span text:style-name="T7">JSX</text:span></text:p>
      <text:p text:style-name="P8"/>
      <text:p text:style-name="P8"/>
      <text:p text:style-name="P8"/>
      <text:p text:style-name="P6"><text:span text:style-name="T3">7. Which online editor are we using for creating our apps in React Native Framework??</text:span></text:p>
      <text:p text:style-name="P4"/>
      <text:p text:style-name="P2"><text:span text:style-name="T5">Answer: </text:span><text:span text:style-name="T7">Snack Expo</text:span></text:p>
      <text:p text:style-name="P8"/>
      <text:p text:style-name="P8"/>
      <text:p text:style-name="P8"/>
      <text:p text:style-name="P8"/>
      <text:p text:style-name="P8"/>
      <text:p text:style-name="P6"><text:span text:style-name="T3">8. Write the steps to test your first designed app in the online editor on a mobile.</text:span></text:p>
      <text:p text:style-name="P8"/>
      <text:p text:style-name="P6"><text:span text:style-name="T5">Answer:</text:span></text:p>
      <text:p text:style-name="P6"><text:span text:style-name="T5"/></text:p>
      <text:p text:style-name="P12"><text:span text:style-name="T5">1. Click on “Run on device” <text:s/>in the top right corner.</text:span></text:p>
      <text:p text:style-name="P12"><text:span text:style-name="T5">2. then click on the last option which is “QR Code”.</text:span></text:p>
      <text:p text:style-name="P12"><text:span text:style-name="T5">3. Download the app “Expo” on your device.</text:span></text:p>
      <text:p text:style-name="P12"><text:span text:style-name="T5">4. Scan the QR Code from your device and then the app will run on your device.</text:span></text:p>
      <text:p text:style-name="P8"/>
      <text:p text:style-name="P8"/>
      <text:p text:style-name="P8"/>
      <text:p text:style-name="P8"/>
      <text:p text:style-name="P8"/>
      <text:p text:style-name="P8"/>
      <text:p text:style-name="P8"/>
      <text:p text:style-name="P6"><text:span text:style-name="T3">9. What is the use of the render function in React Native Framework??</text:span></text:p>
      <text:p text:style-name="P8"/>
      <text:p text:style-name="P2"><text:span text:style-name="T5">Answer: <text:s/></text:span><text:span text:style-name="T7">Render function will return only one react component at a time.</text:span></text:p>
      <text:p text:style-name="P8"/>
      <text:p text:style-name="P8"/>
      <text:p text:style-name="P8"/>
      <text:p text:style-name="P8"><text:soft-page-break/></text:p>
      <text:p text:style-name="P8"/>
      <text:p text:style-name="P8"/>
      <text:p text:style-name="P6"><text:span text:style-name="T3">10. What is the use of return function <text:s/>in React Native Framework??</text:span></text:p>
      <text:p text:style-name="P8"/>
      <text:p text:style-name="P6"><text:span text:style-name="T5">Answer: </text:span><text:span text:style-name="T7">The return functions returns the components provided within it.</text:span></text:p>
      <text:p text:style-name="P8"/>
      <text:p text:style-name="P8"/>
      <text:p text:style-name="P8"/>
      <text:p text:style-name="P8"/>
      <text:p text:style-name="P8"/>
      <text:p text:style-name="P8"/>
      <text:p text:style-name="P6"><text:span text:style-name="T3">11. What are the various components in your first app that you designed??</text:span></text:p>
      <text:p text:style-name="P8"/>
      <text:p text:style-name="P2"><text:span text:style-name="T5">Answer: <text:s/></text:span><text:span text:style-name="T7">The following are the first react components in the first app</text:span></text:p>
      <text:p text:style-name="P5"><text:span text:style-name="T5">1.Button</text:span></text:p>
      <text:p text:style-name="P5"><text:span text:style-name="T5">2.Text</text:span></text:p>
      <text:p text:style-name="P8"/>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Muli" svg:font-family="Mul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uli1" svg:font-family="Muli" style:font-family-generic="system" style:font-pitch="variable"/>
    <style:font-face style:name="Noto Sans CJK SC" svg:font-family="'Noto Sans CJK SC'"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Muli" fo:font-family="Muli"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uli" fo:font-family="Muli"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1-17T14:33:26.959033536</dc:date>
    <meta:editing-duration>PT3M59S</meta:editing-duration>
    <meta:editing-cycles>1</meta:editing-cycles>
    <meta:document-statistic meta:table-count="0" meta:image-count="0" meta:object-count="0" meta:page-count="3" meta:paragraph-count="39" meta:word-count="346" meta:character-count="1990" meta:non-whitespace-character-count="1684"/>
    <meta:generator>LibreOffice/6.0.7.3$Linux_X86_64 LibreOffice_project/00m0$Build-3</meta:generator>
  </office:meta>
</office:document-meta>
</file>